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945in" fo:margin-bottom="0.1945in" style:contextual-spacing="false" fo:line-height="100%" style:page-number="auto"/>
    </style:style>
    <style:style style:name="P2" style:family="paragraph" style:parent-style-name="Standard">
      <style:paragraph-properties fo:margin-top="0.1945in" fo:margin-bottom="0in" style:contextual-spacing="false" fo:line-height="100%"/>
    </style:style>
    <style:style style:name="P3" style:family="paragraph" style:parent-style-name="Standard">
      <style:paragraph-properties fo:margin-top="0.4165in" fo:margin-bottom="0.4165in" style:contextual-spacing="false" fo:text-align="center" style:justify-single-word="false"/>
    </style:style>
    <style:style style:name="P4" style:family="paragraph" style:parent-style-name="Standard">
      <style:paragraph-properties fo:margin-top="0.4165in" fo:margin-bottom="0.139in" style:contextual-spacing="false"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officeooo:rsid="001391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text:tab/><text:tab/><text:tab/></text:span>Генеральному директору</text:p>
      <text:p text:style-name="P2"><text:tab/><text:tab/><text:tab/><text:tab/><text:tab/><text:tab/><text:tab/><text:tab/><text:span text:style-name="T3">ООО ИССАрт </text:span>Орехову И. В.</text:p>
      <text:p text:style-name="P2"><text:tab/><text:tab/><text:tab/><text:tab/><text:tab/><text:tab/><text:tab/><text:tab/>От руководителя <text:span text:style-name="T3">отдела </text:span></text:p>
      <text:p text:style-name="P2"><text:tab/><text:tab/><text:tab/><text:tab/><text:tab/><text:tab/><text:tab/><text:tab/><text:span text:style-name="T3">тестирования </text:span>Фирсанова К.А.</text:p>
      <text:p text:style-name="P3"><text:span text:style-name="T2">Заявление</text:span></text:p>
      <text:p text:style-name="Standard">Прошу предоставить мне отгул <text:span text:style-name="T3">31</text:span>.1<text:bookmark text:name="_GoBack"/><text:span text:style-name="T3">0</text:span>.201<text:span text:style-name="T3">6</text:span> в счет ранее отработанного времени.</text:p>
      <text:p text:style-name="P4">/Фирсанов К.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2</meta:editing-cycles>
    <meta:creation-date>2015-08-21T12:25:00</meta:creation-date>
    <dc:date>2016-10-28T18:32:14.147319239</dc:date>
    <meta:editing-duration>PT6S</meta:editing-duration>
    <meta:generator>LibreOffice/4.2.8.2$Linux_X86_64 LibreOffice_project/420m0$Build-2</meta:generator>
    <meta:document-statistic meta:table-count="0" meta:image-count="0" meta:object-count="0" meta:page-count="1" meta:paragraph-count="7" meta:word-count="26" meta:character-count="226" meta:non-whitespace-character-count="174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